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text="urn:oasis:names:tc:opendocument:xmlns:text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297.0mm" fo:page-width="210.0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gradient" draw:fill-gradient-name="gradient-1" draw:opacity="100.0%" draw:stroke="solid" svg:stroke-color="#000000" draw:stroke-linejoin="miter" svg:stroke-opacity="100.0%" svg:stroke-width="4.4021564mm"/>
    </style:style>
    <style:style style:family="graphic" style:name="style-3">
      <style:graphic-properties draw:fill="gradient" draw:fill-gradient-name="gradient-2" draw:opacity="100.0%" draw:stroke="solid" svg:stroke-color="#555555" draw:stroke-linejoin="miter" svg:stroke-opacity="100.0%" svg:stroke-width="4.4021564mm"/>
    </style:style>
    <style:style style:family="graphic" style:name="style-4">
      <style:graphic-properties draw:auto-grow-width="true" draw:fill="none" fo:padding-bottom="0mm" fo:padding-left="0mm" fo:padding-right="0mm" fo:padding-top="0mm" draw:stroke="none"/>
    </style:style>
    <style:style style:family="paragraph" style:name="style-5">
      <style:text-properties fo:font-family="Bookman Old Style" fo:font-size="5.774772pt" fo:font-style="normal" fo:font-variant="normal" fo:font-weight="bold"/>
    </style:style>
    <style:style style:family="graphic" style:name="style-6">
      <style:graphic-properties draw:auto-grow-width="true" draw:fill="none" fo:padding-bottom="0mm" fo:padding-left="0mm" fo:padding-right="0mm" fo:padding-top="0mm" draw:stroke="none"/>
    </style:style>
    <style:style style:family="paragraph" style:name="style-7">
      <style:text-properties fo:font-family="Bookman Old Style" fo:font-size="12.357194pt" fo:font-style="normal" fo:font-variant="normal" fo:font-weight="300"/>
    </style:style>
    <style:style style:family="graphic" style:name="style-8">
      <style:graphic-properties draw:auto-grow-width="true" draw:fill="none" fo:padding-bottom="0mm" fo:padding-left="0mm" fo:padding-right="0mm" fo:padding-top="0mm" draw:stroke="none"/>
    </style:style>
    <style:style style:family="paragraph" style:name="style-9">
      <style:text-properties fo:font-family="Bitstream Vera Sans" fo:font-size="89.78626pt" fo:font-style="normal" fo:font-variant="normal" fo:font-weight="bold"/>
    </style:style>
    <style:style style:family="graphic" style:name="style-10">
      <style:graphic-properties draw:auto-grow-width="true" draw:fill="none" fo:padding-bottom="0mm" fo:padding-left="0mm" fo:padding-right="0mm" fo:padding-top="0mm" draw:stroke="none"/>
    </style:style>
    <style:style style:family="paragraph" style:name="style-11">
      <style:text-properties fo:font-family="Bitstream Vera Sans" fo:font-size="89.78626pt" fo:font-style="normal" fo:font-variant="normal" fo:font-weight="bold"/>
    </style:style>
    <style:style style:family="graphic" style:name="style-12">
      <style:graphic-properties draw:auto-grow-width="true" draw:fill="none" fo:padding-bottom="0mm" fo:padding-left="0mm" fo:padding-right="0mm" fo:padding-top="0mm" draw:stroke="none"/>
    </style:style>
    <style:style style:family="paragraph" style:name="style-13">
      <style:text-properties fo:font-family="Bitstream Vera Sans" fo:font-size="89.78626pt" fo:font-style="normal" fo:font-variant="normal" fo:font-weight="bold"/>
    </style:style>
    <style:style style:family="graphic" style:name="style-14">
      <style:graphic-properties draw:fill="none" draw:stroke="none"/>
    </style:style>
  </office:automatic-styles>
  <office:body>
    <office:drawing>
      <draw:page draw:master-page-name="Default" draw:name="page1" draw:style-name="DP1">
        <draw:g draw:id="svg1">
          <draw:g draw:id="layer1">
            <draw:path svg:d="M 2408.3665 0.0 C 2408.3618 -0.004642804 -54.96172 7322.517 0.9371399 8831.826 C 56.839832 10341.138 1569.2052 10276.283 1569.2052 10276.283 L 16495.27 10276.283 C 16495.27 10276.283 18007.629 10341.138 18063.535 8831.826 C 18119.436 7322.517 15656.102 -0.004642804 15656.106 0.0 L 2408.3665 0.0 z" svg:height="102.7669mm" draw:style-name="style-2" svg:viewBox="0.0 0.0 18064.473 10276.689" svg:width="180.64473mm" svg:x="12.858009mm" svg:y="19.706516mm"/>
            <draw:path svg:d="M 7548.4907 0.0 L 1119.9425 0.0 C 1119.9425 0.0 -53.963314 2962.7227 1.9346364 3968.9265 C 57.833797 4975.133 672.7403 4863.336 672.7403 4863.336 L 7548.4907 4863.336 L 7548.4907 0.0 z" svg:height="48.670315mm" draw:style-name="style-3" svg:viewBox="0.0 0.0 7548.4907 4867.0312" svg:width="75.48491mm" svg:x="30.214272mm" svg:y="64.40099mm"/>
            <draw:frame svg:height="24.397465mm" draw:style-name="style-4" svg:width="35.6313mm" svg:x="137.6882mm" svg:y="30.212366mm">
              <draw:text-box>
                <text:p text:style-name="style-5"><text:span>Dec 29, 2004 - The Inkscape </text:span><text:span>developers have set a goal</text:span><text:span>for the release of Inkscape 0.41 </text:span><text:span>for mid-late January. There are </text:span><text:span>some noteworthy new features </text:span><text:span>that would be worth getting out </text:span><text:span>to users, and with some major </text:span><text:span>internal changes that will be </text:span><text:span>taking place soon, a good stable </text:span><text:span>release is needed prior to starting </text:span><text:span>such an undertaking.</text:span></text:p>
              </draw:text-box>
            </draw:frame>
            <draw:frame svg:height="65.28514mm" draw:style-name="style-6" svg:width="71.19196mm" svg:x="115.79495mm" svg:y="59.239178mm">
              <draw:text-box>
                <text:p text:style-name="style-7"><text:span>Dec 29, 2004 - The Inkscape </text:span><text:span>developers have set a goal</text:span><text:span>for the release of Inkscape 0.41 </text:span><text:span>for mid-late January. There are </text:span><text:span>some noteworthy new features </text:span><text:span>that would be worth getting out </text:span><text:span>to users, and with some major </text:span><text:span>internal changes that will be </text:span><text:span>taking place soon, a good stable </text:span><text:span>release is needed prior to starting </text:span><text:span>such an undertaking.</text:span></text:p>
              </draw:text-box>
            </draw:frame>
            <draw:g draw:id="g466">
              <draw:frame svg:height="23.096mm" draw:style-name="style-8" draw:transform="skewX(0.2673358070387225) translate(42.585144mm,30.459118mm)" svg:width="20.693678mm">
                <draw:text-box>
                  <text:p text:style-name="style-9"><text:span>N</text:span></text:p>
                </draw:text-box>
              </draw:frame>
              <draw:frame svg:height="23.096mm" draw:style-name="style-10" draw:transform="skewX(0.1360993944464155) translate(64.7203mm,30.459118mm)" svg:width="16.414715mm">
                <draw:text-box>
                  <text:p text:style-name="style-11"><text:span>E</text:span></text:p>
                </draw:text-box>
              </draw:frame>
              <draw:frame svg:height="23.961977mm" draw:style-name="style-12" svg:width="50.845783mm" svg:x="82.52477mm" svg:y="29.598248mm">
                <draw:text-box>
                  <text:p text:style-name="style-13"><text:span>WS</text:span></text:p>
                </draw:text-box>
              </draw:frame>
            </draw:g>
            <draw:rect svg:height="14.131008mm" draw:style-name="style-14" svg:width="175.68283mm" svg:x="14.023665mm" svg:y="48.296864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gradient draw:angle="3593" draw:border="144.1163%" draw:display-name="gradient-1" draw:end-color="#a2a2a2" draw:name="gradient-1" draw:start-color="#ffffff" draw:style="linear"/>
    <draw:gradient draw:angle="1803" draw:border="7.0216303%" draw:display-name="gradient-2" draw:end-color="#bfbfbf" draw:name="gradient-2" draw:start-color="#505050" draw:style="linear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297.0mm" fo:page-width="210.0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